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800000"/>
    </style:style>
    <style:style style:name="P2" style:family="paragraph" style:parent-style-name="Standard">
      <style:text-properties fo:color="#ff3333"/>
    </style:style>
    <style:style style:name="P3" style:family="paragraph" style:parent-style-name="Standard">
      <style:text-properties fo:color="#000000"/>
    </style:style>
    <style:style style:name="P4" style:family="paragraph" style:parent-style-name="Standard">
      <style:paragraph-properties fo:margin-left="3.747cm" fo:margin-right="0cm" fo:text-indent="-3.747cm" style:auto-text-indent="false"/>
    </style:style>
    <style:style style:name="P5" style:family="paragraph" style:parent-style-name="Standard" style:master-page-name="Standard">
      <style:paragraph-properties style:page-number="auto"/>
    </style:style>
    <style:style style:name="P6" style:family="paragraph" style:parent-style-name="List_20_Paragraph" style:list-style-name="WWNum1"/>
    <style:style style:name="P7" style:family="paragraph" style:parent-style-name="List_20_Paragraph" style:list-style-name="WWNum3"/>
    <style:style style:name="P8" style:family="paragraph" style:parent-style-name="List_20_Paragraph" style:list-style-name="L1">
      <style:text-properties fo:color="#800000"/>
    </style:style>
    <style:style style:name="P9" style:family="paragraph" style:parent-style-name="List_20_Paragraph" style:list-style-name="L2"/>
    <style:style style:name="P10" style:family="paragraph" style:parent-style-name="List_20_Paragraph" style:list-style-name="L3"/>
    <style:style style:name="P11" style:family="paragraph" style:parent-style-name="List_20_Paragraph" style:list-style-name="L4"/>
    <style:style style:name="P12" style:family="paragraph" style:parent-style-name="List_20_Paragraph" style:list-style-name="L5"/>
    <style:style style:name="P13" style:family="paragraph" style:parent-style-name="List_20_Paragraph" style:list-style-name="L6"/>
    <style:style style:name="P14" style:family="paragraph" style:parent-style-name="List_20_Paragraph" style:list-style-name="L7"/>
    <style:style style:name="P15" style:family="paragraph" style:parent-style-name="List_20_Paragraph" style:list-style-name="L7">
      <style:text-properties fo:color="#ff3333"/>
    </style:style>
    <style:style style:name="P16" style:family="paragraph" style:parent-style-name="List_20_Paragraph" style:list-style-name="L12">
      <style:paragraph-properties fo:text-align="start" style:justify-single-word="false"/>
      <style:text-properties fo:color="#ff3333"/>
    </style:style>
    <style:style style:name="P17" style:family="paragraph" style:parent-style-name="List_20_Paragraph" style:list-style-name="L8"/>
    <style:style style:name="P18" style:family="paragraph" style:parent-style-name="List_20_Paragraph" style:list-style-name="L9"/>
    <style:style style:name="P19" style:family="paragraph" style:parent-style-name="List_20_Paragraph" style:list-style-name="L10">
      <style:paragraph-properties fo:text-align="start" style:justify-single-word="false"/>
    </style:style>
    <style:style style:name="P20" style:family="paragraph" style:parent-style-name="List_20_Paragraph" style:list-style-name="L11">
      <style:paragraph-properties fo:text-align="start" style:justify-single-word="false"/>
    </style:style>
    <style:style style:name="P21" style:family="paragraph" style:parent-style-name="List_20_Paragraph" style:list-style-name="L12">
      <style:paragraph-properties fo:text-align="start" style:justify-single-word="false"/>
    </style:style>
    <style:style style:name="T1" style:family="text">
      <style:text-properties style:font-name="Arial Narrow" fo:font-size="12pt" style:font-size-asian="12pt" style:font-name-complex="Times New Roman" style:font-size-complex="12pt"/>
    </style:style>
    <style:style style:name="T2" style:family="text">
      <style:text-properties style:font-name="Arial Narrow" fo:font-size="12pt" fo:font-weight="bold" style:font-size-asian="12pt" style:font-weight-asian="bold" style:font-name-complex="Times New Roman" style:font-size-complex="12pt"/>
    </style:style>
    <style:style style:name="T3" style:family="text">
      <style:text-properties style:font-name="Arial Narrow" fo:font-size="12pt" fo:font-weight="bold" style:font-size-asian="12pt" style:font-weight-asian="bold" style:font-name-complex="Times New Roman" style:font-size-complex="12pt" style:font-weight-complex="normal"/>
    </style:style>
    <style:style style:name="T4" style:family="text">
      <style:text-properties style:font-name="Arial Narrow" fo:font-size="12pt" fo:font-weight="normal" style:font-size-asian="12pt" style:font-weight-asian="normal" style:font-name-complex="Times New Roman" style:font-size-complex="12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2">CP01: LOGIN</text:span></text:p>
      <text:p text:style-name="P4"><text:span text:style-name="T2">Descripción:<text:tab/></text:span><text:span text:style-name="T1">Se comprueba que la funcionalidad de login se comporta como se espera</text:span></text:p>
      <text:p text:style-name="Standard"><text:span text:style-name="T2">Procedimiento:<text:tab/></text:span></text:p>
      <text:list xml:id="list7426744510300575449" text:style-name="WWNum1">
        <text:list-item>
          <text:p text:style-name="P6"><text:span text:style-name="T1">Se accede a Login/Register.</text:span></text:p>
        </text:list-item>
        <text:list-item>
          <text:p text:style-name="P6"><text:span text:style-name="T1">Se introducen credenciales válidas.</text:span></text:p>
        </text:list-item>
        <text:list-item>
          <text:p text:style-name="P6"><text:span text:style-name="T1">Se introducen credenciales no válidas.</text:span></text:p>
        </text:list-item>
      </text:list>
      <text:p text:style-name="Standard"><text:span text:style-name="T2">Resultado: </text:span><text:span text:style-name="T1">El sistema acepta las credenciales válidas y rechaza las no válidas.</text:span></text:p>
      <text:p text:style-name="Standard"/>
      <text:p text:style-name="Standard"><text:span text:style-name="T2">CP02: REGISTRARSE</text:span></text:p>
      <text:p text:style-name="P4"><text:span text:style-name="T2">Descripción:<text:tab/></text:span></text:p>
      <text:p text:style-name="Standard"><text:span text:style-name="T2">Procedimiento:<text:tab/></text:span></text:p>
      <text:list xml:id="list7429192456412196062" text:style-name="WWNum3">
        <text:list-item>
          <text:p text:style-name="P7"><text:span text:style-name="T1">Se accede a Login/Register.</text:span></text:p>
        </text:list-item>
        <text:list-item>
          <text:p text:style-name="P7"><text:span text:style-name="T1">Se selecciona la opción de registrar.</text:span></text:p>
        </text:list-item>
        <text:list-item>
          <text:p text:style-name="P7"><text:span text:style-name="T1">Se introducen campos no válidos</text:span></text:p>
        </text:list-item>
        <text:list-item>
          <text:p text:style-name="P7"><text:span text:style-name="T1">Se introducen campos datos válidos</text:span></text:p>
        </text:list-item>
      </text:list>
      <text:p text:style-name="Standard"><text:span text:style-name="T2">Resultado: </text:span><text:bookmark text:name="_GoBack"/><text:span text:style-name="T4">El sistema evita registros de usuarios con datos no válidos y registra a los nuevos usuarios con datos válidos añadiéndolos a la base de datos de la compañía.</text:span></text:p>
      <text:p text:style-name="Standard"/>
      <text:p text:style-name="Standard"><text:span text:style-name="T2">CU03: BUSCAR PRODUCTO </text:span></text:p>
      <text:p text:style-name="Standard"><text:span text:style-name="T2">Descripción:<text:tab/><text:tab/></text:span><text:span text:style-name="T4">El administrador busca un producto en el sistema</text:span></text:p>
      <text:p text:style-name="P1"><text:span text:style-name="T2">Procedimiento:<text:tab/></text:span></text:p>
      <text:list xml:id="list4921327475170753447" text:style-name="L1">
        <text:list-item>
          <text:p text:style-name="P8"><text:span text:style-name="T1">Se accede a Login/Register.</text:span></text:p>
        </text:list-item>
        <text:list-item>
          <text:p text:style-name="P8"><text:span text:style-name="T1">Se introducen credenciales válidas.</text:span></text:p>
        </text:list-item>
        <text:list-item>
          <text:p text:style-name="P8"><text:span text:style-name="T1">Se introducen credenciales no válidas.</text:span></text:p>
        </text:list-item>
      </text:list>
      <text:p text:style-name="P1"><text:span text:style-name="T2">Resultado: </text:span><text:span text:style-name="T4">El sistema acepta las credenciales válidas y rechaza las no válidas.</text:span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oft-page-break/><text:span text:style-name="T2"/></text:p>
      <text:p text:style-name="Standard"><text:span text:style-name="T2">CU04: VER CUENTA</text:span></text:p>
      <text:p text:style-name="Standard"><text:span text:style-name="T2">Descripción:<text:tab/><text:tab/></text:span><text:span text:style-name="T4">El cliente o administrador visualiza los detalles de <text:tab/><text:tab/><text:tab/><text:tab/><text:tab/>su cuenta</text:span></text:p>
      <text:p text:style-name="Standard"><text:span text:style-name="T2">Procedimiento:<text:tab/></text:span></text:p>
      <text:list xml:id="list4227734117007785960" text:style-name="L2">
        <text:list-item>
          <text:p text:style-name="P9"><text:span text:style-name="T1">Se accede a My Acount.</text:span></text:p>
        </text:list-item>
      </text:list>
      <text:p text:style-name="Standard"><text:span text:style-name="T3">Resultado: </text:span><text:span text:style-name="T4">El sistema muestra los datos de la cuenta del cliente o administrador</text:span></text:p>
      <text:p text:style-name="Standard"><text:span text:style-name="T4"/></text:p>
      <text:p text:style-name="Standard"><text:span text:style-name="T2">CU05: VER PEDIDOS</text:span><text:bookmark text:name="_GoBack1"/></text:p>
      <text:p text:style-name="Standard"><text:span text:style-name="T3">Descripción:<text:tab/><text:tab/></text:span><text:span text:style-name="T4">El cliente visualiza los pedidos de su cuenta</text:span></text:p>
      <text:p text:style-name="Standard"><text:span text:style-name="T2">Procedimiento:<text:tab/></text:span></text:p>
      <text:list xml:id="list7643245463116173776" text:style-name="L3">
        <text:list-item>
          <text:p text:style-name="P10"><text:span text:style-name="T1">Desde my acount hacemos a order History o simplemente se hace scroll hacia abajo, hasta que lleguemos a la sección.</text:span></text:p>
        </text:list-item>
      </text:list>
      <text:p text:style-name="Standard"><text:span text:style-name="T3">Resultado: </text:span><text:span text:style-name="T4">El sistema muestra el historial de pedidos realizados.</text:span></text:p>
      <text:p text:style-name="Standard"><text:span text:style-name="T4"/></text:p>
      <text:p text:style-name="Standard"><text:span text:style-name="T2">CU06: ACTUALIZAR CUENTA</text:span></text:p>
      <text:p text:style-name="Standard"><text:span text:style-name="T3">Descripción:<text:tab/><text:tab/></text:span><text:span text:style-name="T4">El cliente actualiza los datos de su cuenta.</text:span></text:p>
      <text:p text:style-name="Standard"><text:span text:style-name="T2">Procedimiento:<text:tab/></text:span></text:p>
      <text:list xml:id="list2614654491147622212" text:style-name="L4">
        <text:list-item>
          <text:p text:style-name="P11"><text:span text:style-name="T1">Desde my acount hacemos a Personal details o simplemente se hace scroll hacia abajo, hasta que lleguemos a la sección.</text:span></text:p>
        </text:list-item>
        <text:list-item>
          <text:p text:style-name="P11"><text:span text:style-name="T1">Modificamos los cambios que queremos de los detalles de cuenta de manera incorrecta</text:span></text:p>
        </text:list-item>
        <text:list-item>
          <text:p text:style-name="P11"><text:span text:style-name="T1">Modificamos los cambios que queremos de los detalles de cuenta de manera correcta</text:span></text:p>
        </text:list-item>
        <text:list-item>
          <text:p text:style-name="P11"><text:span text:style-name="T1">Hacemos click en el boton de submit de Update Account</text:span></text:p>
        </text:list-item>
      </text:list>
      <text:p text:style-name="Standard"><text:span text:style-name="T3">Resultado: </text:span><text:span text:style-name="T4">El sistema no valida los datos introducidos de manera incorrecta y no se actualizan los datos.</text:span></text:p>
      <text:p text:style-name="Standard"><text:span text:style-name="T4">El sistema valida los datos introducidos de manera correcta, se actualizan los datos y se cierra la conexión.</text:span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oft-page-break/><text:span text:style-name="T4"/></text:p>
      <text:p text:style-name="Standard"><text:span text:style-name="T2">CU07: AÑADIR MÉTODO DE PAGO</text:span></text:p>
      <text:p text:style-name="Standard"><text:span text:style-name="T3">Descripción:<text:tab/><text:tab/></text:span><text:span text:style-name="T4">El cliente agrega un método de pago a su cuenta.</text:span></text:p>
      <text:list xml:id="list4663535016995099729" text:style-name="L5">
        <text:list-item>
          <text:p text:style-name="P12"><text:span text:style-name="T1">Desde my acount hacemos a Payment methods o simplemente se hace scroll hacia abajo, hasta que lleguemos a la sección.</text:span></text:p>
        </text:list-item>
        <text:list-item>
          <text:p text:style-name="P12"><text:span text:style-name="T1">Seleccionamos la opcion Add payment methods.</text:span></text:p>
        </text:list-item>
        <text:list-item>
          <text:p text:style-name="P12"><text:span text:style-name="T1">Se introducen campos no válidos</text:span></text:p>
        </text:list-item>
        <text:list-item>
          <text:p text:style-name="P12"><text:span text:style-name="T1">Se introducen campos válidos</text:span></text:p>
        </text:list-item>
      </text:list>
      <text:p text:style-name="Standard"><text:span text:style-name="T2">Procedimiento:<text:tab/></text:span></text:p>
      <text:p text:style-name="P1"><text:span text:style-name="T3">Resultado: </text:span><text:span text:style-name="T4">El sistema no valida los datos introducidos de manera incorrecta y no se actualizan los datos.</text:span></text:p>
      <text:p text:style-name="P1"><text:span text:style-name="T4">El sistema valida los datos introducidos de manera correcta, se actualizan los datos y se cierra la conexión.</text:span></text:p>
      <text:p text:style-name="P1"><text:span text:style-name="T4"/></text:p>
      <text:p text:style-name="Standard"><text:span text:style-name="T2">CU08: BORRAR MÉTODO DE PAGO</text:span></text:p>
      <text:p text:style-name="P2"><text:span text:style-name="T3">Descripción:<text:tab/><text:tab/></text:span><text:span text:style-name="T4">El cliente elimina un método de pago a su cuenta.</text:span></text:p>
      <text:p text:style-name="P2"><text:span text:style-name="T4"/></text:p>
      <text:p text:style-name="Standard"><text:span text:style-name="T2">CU09: ACTUALIZAR MÉTODO DE PAGO</text:span></text:p>
      <text:p text:style-name="P2"><text:span text:style-name="T3">Descripción:<text:tab/><text:tab/></text:span><text:span text:style-name="T4">El cliente actualiza un método de pago a su cuenta.</text:span></text:p>
      <text:p text:style-name="P2"><text:span text:style-name="T4"/></text:p>
      <text:p text:style-name="Standard"><text:span text:style-name="T2">CU10: CONSTRUIR PRODUCTO</text:span></text:p>
      <text:p text:style-name="P3"><text:span text:style-name="T3">Descripción:<text:tab/><text:tab/></text:span><text:span text:style-name="T4">El cliente realiza un pedido de un producto <text:tab/><text:tab/><text:tab/><text:tab/><text:tab/><text:tab/>construido a piezas.</text:span></text:p>
      <text:p text:style-name="Standard"><text:span text:style-name="T2">Procedimiento:<text:tab/></text:span></text:p>
      <text:list xml:id="list1960803367854177052" text:style-name="L6">
        <text:list-item>
          <text:p text:style-name="P13"><text:span text:style-name="T1">Desde el menu principal, se elige la opción Build a new computer </text:span></text:p>
        </text:list-item>
        <text:list-item>
          <text:p text:style-name="P13"><text:span text:style-name="T1">Añadimos las piezas con las que queremos montar el pc y damos a aceptar</text:span></text:p>
        </text:list-item>
      </text:list>
      <text:p text:style-name="Standard"><text:span text:style-name="T3">Resultado: </text:span><text:span text:style-name="T4">El sistema añade el pedido al carro de compra y redirige a la página principal*</text:span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oft-page-break/><text:span text:style-name="T4"/></text:p>
      <text:p text:style-name="Standard"><text:span text:style-name="T2">CU11: REALIZAR PEDIDO</text:span></text:p>
      <text:p text:style-name="Standard"><text:span text:style-name="T3">Descripción:<text:tab/><text:tab/></text:span><text:span text:style-name="T4">El cliente procesa el pedido de su cesta.</text:span></text:p>
      <text:p text:style-name="Standard"><text:span text:style-name="T2">Procedimiento:<text:tab/></text:span></text:p>
      <text:list xml:id="list255046502156075131" text:style-name="L7">
        <text:list-item>
          <text:p text:style-name="P14"><text:span text:style-name="T1">Desde el menu principal, seleccionamos con un click en el carro de la compra </text:span></text:p>
          <text:p text:style-name="P15"><text:span text:style-name="T1">*</text:span></text:p>
        </text:list-item>
      </text:list>
      <text:p text:style-name="Standard"><text:span text:style-name="T3">Resultado: </text:span><text:span text:style-name="T4">El sistema añade el pedido al carro de compra y redirige a la página principal*</text:span></text:p>
      <text:p text:style-name="Standard"><text:span text:style-name="T4"/></text:p>
      <text:p text:style-name="Standard"><text:span text:style-name="T2">CU12: AÑADIR PRODUCTO </text:span></text:p>
      <text:p text:style-name="Standard"><text:span text:style-name="T3">Descripción:<text:tab/><text:tab/></text:span><text:span text:style-name="T4">El administrador añade un producto al sistema</text:span></text:p>
      <text:p text:style-name="Standard"><text:span text:style-name="T2">Procedimiento:<text:tab/></text:span></text:p>
      <text:list xml:id="list4311530772183041451" text:style-name="L8">
        <text:list-item>
          <text:p text:style-name="P17"><text:span text:style-name="T1">Desde el menu de cuenta de administrador, se elige la opción new Product</text:span></text:p>
        </text:list-item>
        <text:list-item>
          <text:p text:style-name="P17"><text:span text:style-name="T1">Elegimos el tipo de producto, la categoría, el nombre, el stock y el precio y aceptamos</text:span></text:p>
        </text:list-item>
      </text:list>
      <text:p text:style-name="Standard"><text:span text:style-name="T3">Resultado: </text:span><text:span text:style-name="T4">El sistema añade el producto nuevo a la base de datos de la compañía.</text:span></text:p>
      <text:p text:style-name="Standard"><text:span text:style-name="T4"/></text:p>
      <text:p text:style-name="Standard"><text:span text:style-name="T2">CU13: ACTUALIZAR PRODUCTO </text:span></text:p>
      <text:p text:style-name="Standard"><text:span text:style-name="T3">Descripción:<text:tab/><text:tab/></text:span><text:span text:style-name="T4">El administrador actualiza la información sobre uno <text:tab/><text:tab/><text:tab/><text:tab/><text:tab/>de los productos</text:span></text:p>
      <text:p text:style-name="Standard"><text:span text:style-name="T2">Procedimiento:<text:tab/></text:span></text:p>
      <text:list xml:id="list8964570716965011994" text:style-name="L9">
        <text:list-item>
          <text:p text:style-name="P18"><text:span text:style-name="T1">Desde el menu de cuenta de administrador, se elige la opción edit Product</text:span></text:p>
        </text:list-item>
        <text:list-item>
          <text:p text:style-name="P18"><text:span text:style-name="T1">Buscamos la categoría o seleccionamos el producto a editar</text:span></text:p>
        </text:list-item>
        <text:list-item>
          <text:p text:style-name="P18"><text:span text:style-name="T1">Modificamos sus atributos y seleccionamos edit Product</text:span></text:p>
        </text:list-item>
      </text:list>
      <text:p text:style-name="Standard"><text:span text:style-name="T3">Resultado: </text:span><text:span text:style-name="T4">El sistema modifica el producto y redirige al menu de cuenta de administrador.</text:span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oft-page-break/><text:span text:style-name="T2"/></text:p>
      <text:p text:style-name="Standard"><text:span text:style-name="T2"/></text:p>
      <text:p text:style-name="Standard"><text:span text:style-name="T2">CU14: BORRAR PRODUCTO </text:span></text:p>
      <text:p text:style-name="Standard"><text:span text:style-name="T3">Descripción:<text:tab/><text:tab/></text:span><text:span text:style-name="T4">El administrador borra un producto de la base de <text:tab/><text:tab/><text:tab/><text:tab/><text:tab/>datos</text:span></text:p>
      <text:p text:style-name="Standard"><text:span text:style-name="T2">Procedimiento:<text:tab/></text:span></text:p>
      <text:list xml:id="list2762113002518347776" text:style-name="L10">
        <text:list-item>
          <text:p text:style-name="P19"><text:span text:style-name="T1">Desde el menu de cuenta de administrador, se elige la opción Delete Product</text:span></text:p>
        </text:list-item>
        <text:list-item>
          <text:p text:style-name="P19"><text:span text:style-name="T1">Buscamos la categoría o seleccionamos el producto a eliminar</text:span></text:p>
        </text:list-item>
        <text:list-item>
          <text:p text:style-name="P19"><text:span text:style-name="T1">Seleccionamos eliminar producto</text:span></text:p>
        </text:list-item>
      </text:list>
      <text:p text:style-name="Standard"><text:span text:style-name="T3">Resultado: </text:span><text:span text:style-name="T4">El sistema elimina el producto de la base de datos de la compañía.</text:span></text:p>
      <text:p text:style-name="Standard"><text:span text:style-name="T4"/></text:p>
      <text:p text:style-name="Standard"><text:span text:style-name="T2">CU15: BORRAR CUENTA</text:span></text:p>
      <text:p text:style-name="Standard"><text:span text:style-name="T3">Descripción:<text:tab/><text:tab/></text:span><text:span text:style-name="T4">El cliente elimina su cuenta y toda la información.</text:span></text:p>
      <text:p text:style-name="Standard"><text:span text:style-name="T2">Procedimiento:<text:tab/></text:span></text:p>
      <text:list xml:id="list938315519546564601" text:style-name="L11">
        <text:list-item>
          <text:p text:style-name="P20"><text:span text:style-name="T1">Desde el menu de cuenta de cliente, se elige la opción Delete Account introduciendo la contraseña de la cuenta</text:span></text:p>
        </text:list-item>
      </text:list>
      <text:p text:style-name="Standard"><text:span text:style-name="T3">Resultado: </text:span><text:span text:style-name="T4">El sistema elimina el cliente de la base de datos, y redirige al index.</text:span></text:p>
      <text:p text:style-name="Standard"><text:span text:style-name="T4"/></text:p>
      <text:p text:style-name="Standard"><text:span text:style-name="T2">CU16: AÑADIR DIRECCIÓN</text:span></text:p>
      <text:p text:style-name="Standard"><text:span text:style-name="T3">Descripción:<text:tab/><text:tab/></text:span><text:span text:style-name="T4">El cliente agrega una dirección a su cuenta.</text:span></text:p>
      <text:p text:style-name="Standard"><text:span text:style-name="T2">Procedimiento:<text:tab/></text:span></text:p>
      <text:list xml:id="list7828937530017847528" text:style-name="L12">
        <text:list-item>
          <text:p text:style-name="P21"><text:span text:style-name="T1">Desde my acount hacemos a My addresses o simplemente se hace scroll hacia abajo, hasta que lleguemos a la sección.</text:span></text:p>
        </text:list-item>
        <text:list-item>
          <text:p text:style-name="P21"><text:span text:style-name="T1">Seleccionamos add address</text:span></text:p>
        </text:list-item>
        <text:list-item>
          <text:p text:style-name="P16"><text:span text:style-name="T1">*</text:span></text:p>
        </text:list-item>
      </text:list>
      <text:p text:style-name="Standard"><text:span text:style-name="T3">Resultado: </text:span><text:span text:style-name="T4">El sistema elimina el cliente de la base de datos, y redirige al index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line-height="106%"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nuel Ridao</meta:initial-creator>
    <meta:editing-cycles>3</meta:editing-cycles>
    <meta:creation-date>2018-01-21T16:31:00</meta:creation-date>
    <dc:date>2018-01-22T22:59:24.36</dc:date>
    <meta:editing-duration>PT3S</meta:editing-duration>
    <meta:generator>OpenOffice/4.1.1$Win32 OpenOffice.org_project/411m6$Build-9775</meta:generator>
    <meta:document-statistic meta:table-count="0" meta:image-count="0" meta:object-count="0" meta:page-count="5" meta:paragraph-count="98" meta:word-count="836" meta:character-count="514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